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5C1F5C6DA7B19D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dd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59cm" svg:height="13.192cm" draw:z-index="0"><draw:image xlink:href="Pictures/1000020100000320000002585C1F5C6DA7B19D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20:34:06.346786969</meta:creation-date>
    <dc:date>2022-06-24T20:35:31.267034832</dc:date>
    <meta:editing-duration>PT1M2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